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355269" loext:opacity="100%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officeooo:rsid="001b28e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🧪 Pràctica AWS: Persistència d’un volum EBS en una EC2</text:h>
      <text:h text:style-name="Heading_20_3" text:outline-level="3">🎯 Objectius</text:h>
      <text:list text:style-name="L1">
        <text:list-item>
          <text:p text:style-name="P2">Crear una instància EC2</text:p>
        </text:list-item>
        <text:list-item>
          <text:p text:style-name="P2">Associar-li un volum EBS</text:p>
        </text:list-item>
        <text:list-item>
          <text:p text:style-name="P2">Escriure dades en l’EBS</text:p>
        </text:list-item>
        <text:list-item>
          <text:p text:style-name="P2">Parar i reprendre la instància</text:p>
        </text:list-item>
        <text:list-item>
          <text:p text:style-name="P2">Verificar que les dades es mantenen</text:p>
        </text:list-item>
      </text:list>
      <text:p text:style-name="Horizontal_20_Line"/>
      <text:h text:style-name="Heading_20_2" text:outline-level="2">🔧 Requisits previs</text:h>
      <text:list text:style-name="L2">
        <text:list-item>
          <text:p text:style-name="P3">Compte d’AWS (o AWS Academy / AWS Lab)</text:p>
        </text:list-item>
        <text:list-item>
          <text:p text:style-name="P3">Accés a la consola d’AWS</text:p>
        </text:list-item>
        <text:list-item>
          <text:p text:style-name="P3">Regió qualsevol (ex: <text:span text:style-name="Source_20_Text">eu-west-1</text:span>)</text:p>
        </text:list-item>
      </text:list>
      <text:p text:style-name="Horizontal_20_Line"/>
      <text:h text:style-name="Heading_20_2" text:outline-level="2">1️⃣ Crear la instància EC2</text:h>
      <text:list text:style-name="L3">
        <text:list-item>
          <text:p text:style-name="P4">Ves a <text:span text:style-name="Strong_20_Emphasis">EC2 → Instances → Launch instance</text:span></text:p>
        </text:list-item>
        <text:list-item>
          <text:p text:style-name="P4">Configuració recomanada:</text:p>
          <text:list>
            <text:list-item>
              <text:p text:style-name="P4"><text:span text:style-name="Strong_20_Emphasis">AMI</text:span>: Amazon Linux 2</text:p>
            </text:list-item>
            <text:list-item>
              <text:p text:style-name="P4"><text:span text:style-name="Strong_20_Emphasis">Instance type</text:span>: <text:span text:style-name="Source_20_Text">t2.micro</text:span> (free tier)</text:p>
            </text:list-item>
            <text:list-item>
              <text:p text:style-name="P4"><text:span text:style-name="Strong_20_Emphasis">Key pair</text:span>: crea o reutilitza una</text:p>
            </text:list-item>
            <text:list-item>
              <text:p text:style-name="P4"><text:span text:style-name="Strong_20_Emphasis">Security Group</text:span>:</text:p>
              <text:list>
                <text:list-item>
                  <text:p text:style-name="P4">SSH (port 22) des de la teua IP</text:p>
                </text:list-item>
              </text:list>
            </text:list-item>
          </text:list>
        </text:list-item>
        <text:list-item>
          <text:p text:style-name="P4">Llança la instància</text:p>
        </text:list-item>
      </text:list>
      <text:p text:style-name="Text_20_body">👉 Aquesta instància ja té un <text:span text:style-name="Strong_20_Emphasis">EBS root volume</text:span>, però afegirem un <text:span text:style-name="Strong_20_Emphasis">segon EBS</text:span> per a la pràctica.</text:p>
      <text:p text:style-name="Horizontal_20_Line"/>
      <text:h text:style-name="Heading_20_2" text:outline-level="2">2️⃣ Crear i associar un volum EBS nou</text:h>
      <text:list text:style-name="L4">
        <text:list-item>
          <text:p text:style-name="P5">Ves a <text:span text:style-name="Strong_20_Emphasis">EC2 → Volumes → Create volume</text:span></text:p>
        </text:list-item>
        <text:list-item>
          <text:p text:style-name="P5">Configuració:</text:p>
          <text:list>
            <text:list-item>
              <text:p text:style-name="P5"><text:span text:style-name="Strong_20_Emphasis">Type</text:span>: gp3 (o gp2)</text:p>
            </text:list-item>
            <text:list-item>
              <text:p text:style-name="P5"><text:span text:style-name="Strong_20_Emphasis">Size</text:span>: 5–10 GB</text:p>
            </text:list-item>
            <text:list-item>
              <text:p text:style-name="P5"><text:soft-page-break/><text:span text:style-name="Strong_20_Emphasis">Availability Zone</text:span>: la mateixa que la EC2</text:p>
            </text:list-item>
          </text:list>
        </text:list-item>
        <text:list-item>
          <text:p text:style-name="P5">Crea el volum</text:p>
        </text:list-item>
        <text:list-item>
          <text:p text:style-name="P5">Selecciona el volum → <text:span text:style-name="Strong_20_Emphasis">Attach volume</text:span></text:p>
          <text:list>
            <text:list-item>
              <text:p text:style-name="P5">Instance: la teua EC2</text:p>
            </text:list-item>
            <text:list-item>
              <text:p text:style-name="P5">Device: <text:span text:style-name="Source_20_Text">/dev/xvdf</text:span></text:p>
            </text:list-item>
          </text:list>
        </text:list-item>
      </text:list>
      <text:p text:style-name="Standard">3️⃣ Connectar a la EC2 i preparar l’EBS</text:p>
      <text:p text:style-name="P1">ssh -i la_teua_clau.pem ec2-user@IP_PUBLICA</text:p>
      <text:p text:style-name="Standard"/>
      <text:p text:style-name="Standard">Comprovar el disc</text:p>
      <text:p text:style-name="P1">lsblk</text:p>
      <text:p text:style-name="Standard"/>
      <text:p text:style-name="Standard">Crear sistema de fitxers</text:p>
      <text:p text:style-name="P1">sudo mkfs -t ext4 /dev/xvdf</text:p>
      <text:p text:style-name="Standard"/>
      <text:p text:style-name="Standard">Muntar el volum</text:p>
      <text:p text:style-name="P1">sudo mkdir /mnt/ebs</text:p>
      <text:p text:style-name="P1">sudo mount /dev/xvdf /mnt/ebs</text:p>
      <text:p text:style-name="Standard"/>
      <text:p text:style-name="Standard">4️⃣ Escriure dades en l’EBS</text:p>
      <text:p text:style-name="P1">sudo nano /mnt/ebs/prova.txt</text:p>
      <text:p text:style-name="Standard"/>
      <text:p text:style-name="Standard"><text:span text:style-name="T1">El c</text:span>ontingut d’exemple<text:span text:style-name="T1"> pot ser</text:span>:<text:span text:style-name="T1"> "</text:span>Aquest fitxer està guardat en un volum EBS<text:span text:style-name="T1">". </text:span>Guardar i eixir.</text:p>
      <text:p text:style-name="Standard"/>
      <text:p text:style-name="Standard">Comprova:</text:p>
      <text:p text:style-name="P1">cat /mnt/ebs/prova.txt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9T20:54:54.652790013</meta:creation-date>
    <dc:date>2026-01-19T20:59:59.143912017</dc:date>
    <meta:editing-duration>PT5M6S</meta:editing-duration>
    <meta:editing-cycles>1</meta:editing-cycles>
    <meta:document-statistic meta:table-count="0" meta:image-count="0" meta:object-count="0" meta:page-count="2" meta:paragraph-count="45" meta:word-count="250" meta:character-count="1304" meta:non-whitespace-character-count="1125"/>
    <meta:generator>LibreOffice/24.2.7.2$Linux_X86_64 LibreOffice_project/420$Build-2</meta:generator>
  </office:meta>
</office:document-meta>
</file>